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2pt" style:font-size-asian="12pt" style:font-name-complex="Arial1"/>
    </style:style>
    <style:style style:name="P3" style:family="paragraph" style:parent-style-name="Standard" style:master-page-name="Standard">
      <style:paragraph-properties fo:margin-top="0cm" fo:margin-bottom="0cm" loext:contextual-spacing="false" fo:line-height="150%" fo:text-align="justify" style:justify-single-word="false" style:page-number="auto"/>
      <style:text-properties style:font-name="Arial" fo:font-size="12pt" style:font-size-asian="12pt" style:font-name-complex="Arial1"/>
    </style:style>
    <style:style style:name="P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2pt" style:font-size-asian="12pt" style:font-name-complex="Arial1"/>
    </style:style>
    <style:style style:name="P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2pt" fo:font-style="normal" style:font-size-asian="12pt" style:font-style-asian="normal" style:font-name-complex="Arial1" style:font-style-complex="normal"/>
    </style:style>
    <style:style style:name="T1" style:family="text">
      <style:text-properties style:font-name="Arial" fo:font-size="12pt" style:font-size-asian="12pt" style:font-name-complex="Arial1"/>
    </style:style>
    <style:style style:name="T2" style:family="text">
      <style:text-properties style:font-name="Arial" fo:font-size="12pt" officeooo:rsid="00172b1b" style:font-size-asian="12pt" style:font-name-complex="Arial1"/>
    </style:style>
    <style:style style:name="T3" style:family="text">
      <style:text-properties style:font-name="Arial" fo:font-size="12pt" fo:font-style="normal" style:font-size-asian="12pt" style:font-style-asian="normal" style:font-name-complex="Arial1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EATE DATABASE Projeto;</text:p>
      <text:p text:style-name="P2"/>
      <text:p text:style-name="P2">CREATE TABLE Usuario (</text:p>
      <text:p text:style-name="P2"><text:s text:c="16"/>matricula INTEGER NOT NULL,</text:p>
      <text:p text:style-name="P2"><text:s text:c="16"/>nome VARCHAR (255) NOT NULL,</text:p>
      <text:p text:style-name="P1"><text:span text:style-name="T1"><text:s text:c="16"/></text:span><text:span text:style-name="T2">email <text:s/>VARCHAR (255) NOT NULL,</text:span></text:p>
      <text:p text:style-name="P2"><text:s text:c="16"/>senha INTEGER NOT NULL,</text:p>
      <text:p text:style-name="P2"><text:s text:c="16"/>tipo SERIAL,</text:p>
      <text:p text:style-name="P2"><text:s text:c="15"/>PRIMARY KEY (matricula)</text:p>
      <text:p text:style-name="P2">);</text:p>
      <text:p text:style-name="P2"/>
      <text:p text:style-name="P2">CREATE TABLE Planejamento (</text:p>
      <text:p text:style-name="P2"><text:s text:c="16"/>data_aula DATE NOT NULL,</text:p>
      <text:p text:style-name="P2"><text:s text:c="16"/>id_turma INTEGER NOT NULL,</text:p>
      <text:p text:style-name="P2"><text:s text:c="16"/>data_reposicao DATE NOT NULL,</text:p>
      <text:p text:style-name="P2"><text:s text:c="16"/>periodo VARCHAR (255) NOT NULL,</text:p>
      <text:p text:style-name="P2"><text:s text:c="16"/>descricao TEXT NOT NULL,</text:p>
      <text:p text:style-name="P2"><text:s text:c="16"/>id_planejamento SERIAL,</text:p>
      <text:p text:style-name="P2"><text:s text:c="16"/>PRIMARY KEY (id_planejamento)</text:p>
      <text:p text:style-name="P2"><text:tab/> FOREIGN KEY data_reposicao REFERENCES Solicitacao (data_da_reposicao),</text:p>
      <text:p text:style-name="P2"><text:s text:c="16"/>FOREIGN KEY id_turma REFERENCES Turma (id_turma),</text:p>
      <text:p text:style-name="P2"><text:s text:c="16"/>FOREIGN KEY data_aula REFERENCES Solicitacao (data_aula)</text:p>
      <text:p text:style-name="P2"><text:s text:c="4"/>);</text:p>
      <text:p text:style-name="P2"/>
      <text:p text:style-name="P2">CREATE TABLE Solicitacao (</text:p>
      <text:p text:style-name="P2"><text:s text:c="17"/>data_da_reposicao TIMESTAMP NOT NULL,</text:p>
      <text:p text:style-name="P2"><text:s text:c="17"/>data_aula DATE NOT NULL,</text:p>
      <text:p text:style-name="P2"><text:s text:c="17"/>matricula INTEGER <text:s/>NOT NULL,</text:p>
      <text:p text:style-name="P2"><text:s text:c="17"/>data_falta_inicio TIMESTAMP NOT NULL,</text:p>
      <text:p text:style-name="P2"><text:s text:c="17"/>data_falta_fim TIMESTAMP NOT NULL,</text:p>
      <text:p text:style-name="P2"><text:s text:c="17"/>outro VARCHAR (255),</text:p>
      <text:p text:style-name="P2"><text:s text:c="17"/>id_motivo INTEGER NOT NULL,</text:p>
      <text:p text:style-name="P2"><text:s text:c="17"/>justificativa TEXT NOT NULL,</text:p>
      <text:p text:style-name="P2"><text:s text:c="17"/>id_solicitacao SERIAL,</text:p>
      <text:p text:style-name="P2"><text:s text:c="17"/>PRIMARY KEY (id_solicitacao),</text:p>
      <text:p text:style-name="P2"><text:soft-page-break/><text:s text:c="17"/>FOREIGN KEY (matricula) REFERENCES Usuario (matricula),</text:p>
      <text:p text:style-name="P2"><text:s text:c="17"/>FOREIGN KEY (id_motivo) REFERENCES Motivo (id_motivo),</text:p>
      <text:p text:style-name="P1"><text:span text:style-name="T1"><text:tab/> <text:s text:c="5"/></text:span><text:span text:style-name="T3">UNIQUE(data_da_reposicao),</text:span></text:p>
      <text:p text:style-name="P5"><text:tab/> <text:s text:c="5"/>UNIQUE(data_aula)</text:p>
      <text:p text:style-name="P2">);</text:p>
      <text:p text:style-name="P2"/>
      <text:p text:style-name="P2">CREATE TABLE Turma(</text:p>
      <text:p text:style-name="P2"><text:s text:c="16"/>id_turma SERIAL,</text:p>
      <text:p text:style-name="P2"><text:s text:c="16"/>nome varchar (255) NOT NULL,</text:p>
      <text:p text:style-name="P2"><text:s text:c="16"/>id_periodo INTEGER,</text:p>
      <text:p text:style-name="P2"><text:s text:c="16"/>PRIMARY KEY (id_turma),</text:p>
      <text:p text:style-name="P2"><text:s text:c="16"/>FOREIGN KEY id_periodo REFERENCES Periodo (id_periodo)</text:p>
      <text:p text:style-name="P2">);</text:p>
      <text:p text:style-name="P2"/>
      <text:p text:style-name="P2">CREATE TABLE Motivo (</text:p>
      <text:p text:style-name="P2"><text:s text:c="16"/>id_motivo SERIAL,</text:p>
      <text:p text:style-name="P2"><text:s text:c="16"/>descricao TEXT NOT NULL,</text:p>
      <text:p text:style-name="P2"><text:s text:c="16"/>PRIMARY KEY (id_motivo)</text:p>
      <text:p text:style-name="P2">);</text:p>
      <text:p text:style-name="P2"><text:s/></text:p>
      <text:p text:style-name="P2">CREATE TABLE Periodo (</text:p>
      <text:p text:style-name="P2"><text:s text:c="14"/>id_periodo SERIAL,</text:p>
      <text:p text:style-name="P2"><text:s text:c="14"/>nome VARCHAR (255),</text:p>
      <text:p text:style-name="P2"><text:s text:c="14"/>PRIMARY KEY (id_periodo)</text:p>
      <text:p text:style-name="P2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8:41:00</meta:creation-date>
    <meta:initial-creator>Maria Francisca Maciel</meta:initial-creator>
    <dc:language>pt-BR</dc:language>
    <dc:date>2018-07-09T11:14:05.436243486</dc:date>
    <meta:editing-cycles>5</meta:editing-cycles>
    <meta:editing-duration>PT20M11S</meta:editing-duration>
    <meta:generator>LibreOffice/6.0.3.2$Linux_x86 LibreOffice_project/00m0$Build-2</meta:generator>
    <meta:document-statistic meta:table-count="0" meta:image-count="0" meta:object-count="0" meta:page-count="2" meta:paragraph-count="55" meta:word-count="184" meta:character-count="2014" meta:non-whitespace-character-count="12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